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001e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17.272cm" svg:x="7.888cm" svg:y="2.651cm">
          <text:p text:style-name="P1">TK</text:p>
          <text:p text:style-name="P1">Anla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8cm" svg:height="4.953cm" svg:x="16.574cm" svg:y="2.778cm">
          <text:p text:style-name="P1">S0 Bu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12.719cm" svg:y1="4.348cm" svg:x2="19.402cm" svg:y2="4.348cm">
          <text:p/>
        </draw:line>
        <draw:line draw:style-name="gr3" draw:text-style-name="P1" draw:layer="layout" svg:x1="12.72cm" svg:y1="4.749cm" svg:x2="19.403cm" svg:y2="4.749cm">
          <text:p/>
        </draw:line>
        <draw:line draw:style-name="gr3" draw:text-style-name="P1" draw:layer="layout" svg:x1="12.721cm" svg:y1="5.55cm" svg:x2="19.404cm" svg:y2="5.55cm">
          <text:p/>
        </draw:line>
        <draw:line draw:style-name="gr3" draw:text-style-name="P1" draw:layer="layout" svg:x1="12.721cm" svg:y1="6.051cm" svg:x2="19.404cm" svg:y2="6.051cm">
          <text:p/>
        </draw:line>
        <draw:custom-shape draw:style-name="gr2" draw:text-style-name="P1" draw:layer="layout" svg:width="1.68cm" svg:height="4.953cm" svg:x="16.576cm" svg:y="8.78cm">
          <text:p text:style-name="P1">S0 Bu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12.721cm" svg:y1="10.35cm" svg:x2="19.404cm" svg:y2="10.35cm">
          <text:p/>
        </draw:line>
        <draw:line draw:style-name="gr3" draw:text-style-name="P1" draw:layer="layout" svg:x1="12.721cm" svg:y1="10.751cm" svg:x2="19.404cm" svg:y2="10.751cm">
          <text:p/>
        </draw:line>
        <draw:line draw:style-name="gr3" draw:text-style-name="P1" draw:layer="layout" svg:x1="12.722cm" svg:y1="11.552cm" svg:x2="19.405cm" svg:y2="11.552cm">
          <text:p/>
        </draw:line>
        <draw:line draw:style-name="gr3" draw:text-style-name="P1" draw:layer="layout" svg:x1="12.723cm" svg:y1="12.053cm" svg:x2="19.406cm" svg:y2="12.053cm">
          <text:p/>
        </draw:line>
        <draw:custom-shape draw:style-name="gr2" draw:text-style-name="P1" draw:layer="layout" svg:width="1.68cm" svg:height="4.953cm" svg:x="16.577cm" svg:y="14.782cm">
          <text:p text:style-name="P1">S0 Bu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12.722cm" svg:y1="16.352cm" svg:x2="19.405cm" svg:y2="16.352cm">
          <text:p/>
        </draw:line>
        <draw:line draw:style-name="gr3" draw:text-style-name="P1" draw:layer="layout" svg:x1="12.723cm" svg:y1="16.753cm" svg:x2="19.406cm" svg:y2="16.753cm">
          <text:p/>
        </draw:line>
        <draw:line draw:style-name="gr3" draw:text-style-name="P1" draw:layer="layout" svg:x1="12.724cm" svg:y1="17.554cm" svg:x2="19.407cm" svg:y2="17.554cm">
          <text:p/>
        </draw:line>
        <draw:line draw:style-name="gr3" draw:text-style-name="P1" draw:layer="layout" svg:x1="12.724cm" svg:y1="18.055cm" svg:x2="19.407cm" svg:y2="18.055cm">
          <text:p/>
        </draw:line>
        <draw:custom-shape draw:style-name="gr1" draw:text-style-name="P1" draw:layer="layout" svg:width="2.424cm" svg:height="6.349cm" svg:x="2.289cm" svg:y="2.652cm">
          <text:p text:style-name="P1">NTBA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713cm" svg:y1="4.349cm" svg:x2="8.015cm" svg:y2="4.349cm">
          <text:p/>
        </draw:line>
        <draw:line draw:style-name="gr4" draw:text-style-name="P1" draw:layer="layout" svg:x1="4.713cm" svg:y1="4.75cm" svg:x2="8.016cm" svg:y2="4.75cm">
          <text:p text:style-name="P1">S0 extern</text:p>
        </draw:line>
        <draw:line draw:style-name="gr3" draw:text-style-name="P1" draw:layer="layout" svg:x1="1.614cm" svg:y1="4.35cm" svg:x2="2.3cm" svg:y2="4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unull </meta:initial-creator>
    <meta:creation-date>2014-09-25T12:05:39.175292797</meta:creation-date>
    <dc:date>2014-09-25T12:12:20.664158517</dc:date>
    <dc:creator>nunull </dc:creator>
    <meta:editing-duration>P0D</meta:editing-duration>
    <meta:editing-cycles>1</meta:editing-cycles>
    <meta:document-statistic meta:object-count="20"/>
    <meta:generator>LibreOffice/4.2.3.3$Linux_X86_64 LibreOffice_project/420m0$Build-3</meta:generator>
  </office:meta>
</office:document-meta>
</file>